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3" svg:stroke-width="0cm" draw:stroke-linejoin="none" svg:stroke-linecap="butt" draw:fill="solid" draw:fill-color="#ffffff" draw:textarea-horizontal-align="center" draw:textarea-vertical-align="middle" loext:decorative="false"/>
    </style:style>
    <style:style style:name="gr2" style:family="graphic" style:parent-style-name="standard">
      <style:graphic-properties draw:stroke="none" draw:stroke-dash="Dash_20_Dot_20_3" svg:stroke-width="0cm" draw:stroke-linejoin="none" svg:stroke-linecap="butt" draw:fill="solid" draw:fill-color="#231f20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3" svg:stroke-width="0cm" draw:stroke-linejoin="none" svg:stroke-linecap="butt" draw:fill="solid" draw:fill-color="#59c2e8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3" svg:stroke-width="0cm" draw:stroke-linejoin="none" svg:stroke-linecap="butt" draw:fill="solid" draw:fill-color="#53a8d3" draw:textarea-horizontal-align="center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231f20"/>
      <style:paragraph-properties fo:text-align="center"/>
    </style:style>
    <style:style style:name="P3" style:family="paragraph">
      <loext:graphic-properties draw:fill="solid" draw:fill-color="#59c2e8"/>
      <style:paragraph-properties fo:text-align="center"/>
    </style:style>
    <style:style style:name="P4" style:family="paragraph">
      <loext:graphic-properties draw:fill="solid" draw:fill-color="#53a8d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polygon draw:style-name="gr1" draw:text-style-name="P1" draw:layer="layout" svg:width="5.835cm" svg:height="2.627cm" svg:x="1.868cm" svg:y="3.333cm" svg:viewBox="0 0 5836 2628" draw:points="5836,1307 5802,950 5725,614 5566,384 5119,225 4048,225 4045,127 3974,0 3868,0 3868,225 1008,225 190,355 37,625 0,1307 37,1990 190,2260 1008,2389 3871,2389 3868,2628 3974,2628 4037,2490 4037,2389 5119,2389 5566,2233 5725,2000 5802,1667">
          <text:p/>
        </draw:polygon>
        <draw:path draw:style-name="gr2" draw:text-style-name="P2" draw:layer="layout" svg:width="0.849cm" svg:height="1.467cm" svg:x="2.55cm" svg:y="3.91cm" svg:viewBox="0 0 850 1468" svg:d="M77 1468l-50-291-27-441 27-445 50-291 773 111-37 625 37 621zM53 294l-26 439 26 439 45 265 723-106-35-601 35-600-723-106z">
          <text:p/>
        </draw:path>
        <draw:path draw:style-name="gr2" draw:text-style-name="P2" draw:layer="layout" svg:width="0.835cm" svg:height="1.677cm" svg:x="5.27cm" svg:y="3.804cm" svg:viewBox="0 0 836 1678" svg:d="M725 1678l-725-188 45-651-45-651 725-188 82 477 29 362-29 362zM27 1469l674 174 77-449 29-360-29-357-77-448-674 175 42 630z">
          <text:p/>
        </draw:path>
        <draw:path draw:style-name="gr2" draw:text-style-name="P2" draw:layer="layout" svg:width="1.269cm" svg:height="0.263cm" svg:x="4.495cm" svg:y="5.37cm" svg:viewBox="0 0 1270 264" svg:d="M140 264l-140-264 751 50 519 206zM45 29l111 209 979-8-392-156z">
          <text:p/>
        </draw:path>
        <draw:path draw:style-name="gr2" draw:text-style-name="P2" draw:layer="layout" svg:width="1.248cm" svg:height="0.274cm" svg:x="3.217cm" svg:y="5.364cm" svg:viewBox="0 0 1249 275" svg:d="M463 275l-463-29v-76l434-170h722l93 270zM27 220l436 29 749-5-77-217h-701l-410 161v32z">
          <text:p/>
        </draw:path>
        <draw:path draw:style-name="gr2" draw:text-style-name="P2" draw:layer="layout" svg:width="1.269cm" svg:height="0.263cm" svg:x="4.495cm" svg:y="3.654cm" svg:viewBox="0 0 1270 264" svg:d="M0 264l140-264 1130 7-521 209zM156 23l-111 209 696-45 391-156z">
          <text:p/>
        </draw:path>
        <draw:path draw:style-name="gr2" draw:text-style-name="P2" draw:layer="layout" svg:width="1.247cm" svg:height="0.272cm" svg:x="3.215cm" svg:y="3.648cm" svg:viewBox="0 0 1248 273" svg:d="M1156 273h-728l-428-167v-77l463-29 785 6zM436 246h701l77-217-749-5-436 29v35z">
          <text:p/>
        </draw:path>
        <draw:path draw:style-name="gr2" draw:text-style-name="P2" draw:layer="layout" svg:width="0.306cm" svg:height="0.433cm" svg:x="7.273cm" svg:y="5.121cm" svg:viewBox="0 0 307 434" svg:d="M0 434l177-426 130-8-61 272-98 125zM196 34l-151 363 87-21 90-114 51-230h-77z">
          <text:p/>
        </draw:path>
        <draw:path draw:style-name="gr2" draw:text-style-name="P2" draw:layer="layout" svg:width="0.306cm" svg:height="0.433cm" svg:x="7.27cm" svg:y="3.728cm" svg:viewBox="0 0 307 434" svg:d="M307 434l-129-8-178-426 149 37 100 127zM199 402l77 5-51-230-90-114-87-21z">
          <text:p/>
        </draw:path>
        <draw:polygon draw:style-name="gr2" draw:text-style-name="P2" draw:layer="layout" svg:width="0.06cm" svg:height="0.636cm" svg:x="7.688cm" svg:y="4.323cm" svg:viewBox="0 0 61 637" draw:points="0,0 61,0 61,637 0,637">
          <text:p/>
        </draw:polygon>
        <draw:polygon draw:style-name="gr2" draw:text-style-name="P2" draw:layer="layout" svg:width="0.221cm" svg:height="0.372cm" svg:x="5.712cm" svg:y="3.304cm" svg:viewBox="0 0 222 373" draw:points="164,373 169,291 169,159 111,45 53,45 53,357 0,357 0,0 146,0 222,148 222,307">
          <text:p/>
        </draw:polygon>
        <draw:polygon draw:style-name="gr2" draw:text-style-name="P2" draw:layer="layout" svg:width="0.221cm" svg:height="0.374cm" svg:x="5.712cm" svg:y="5.608cm" svg:viewBox="0 0 222 375" draw:points="146,375 0,375 0,16 53,16 53,330 111,330 169,217 169,82 164,0 222,66 222,227">
          <text:p/>
        </draw:polygon>
        <draw:polygon draw:style-name="gr2" draw:text-style-name="P2" draw:layer="layout" svg:width="3.901cm" svg:height="2.215cm" svg:x="1.844cm" svg:y="3.535cm" svg:viewBox="0 0 3902 2216" draw:points="3902,2164 1037,2164 233,2037 87,1783 53,1108 87,433 233,179 1037,52 3902,52 3902,0 1035,0 198,132 37,418 0,1105 0,1108 37,1798 198,2084 1029,2216 3902,2216">
          <text:p/>
        </draw:polygon>
        <draw:polygon draw:style-name="gr2" draw:text-style-name="P2" draw:layer="layout" svg:width="1.835cm" svg:height="2.215cm" svg:x="5.895cm" svg:y="3.535cm" svg:viewBox="0 0 1836 2216" draw:points="1801,746 1725,404 1558,161 1100,0 0,0 0,52 1090,52 1526,206 1674,425 1751,753 1783,1108 1751,1463 1674,1791 1526,2010 1090,2164 0,2164 0,2216 1100,2216 1558,2055 1725,1812 1801,1473 1836,1108">
          <text:p/>
        </draw:polygon>
        <draw:path draw:style-name="gr3" draw:text-style-name="P3" draw:layer="layout" svg:width="10.639cm" svg:height="0.025cm" svg:x="7.776cm" svg:y="4.63cm" svg:viewBox="0 0 10640 26" svg:d="M10626 26h-10613c-8 0-13-5-13-13s5-13 13-13h10613c8 0 14 5 14 13s-6 13-14 13z">
          <text:p/>
        </draw:path>
        <draw:path draw:style-name="gr3" draw:text-style-name="P3" draw:layer="layout" svg:width="0.052cm" svg:height="0.687cm" svg:x="7.762cm" svg:y="4.328cm" svg:viewBox="0 0 53 688" svg:d="M27 0c11 58 16 117 21 172 5 58 5 116 5 172 0 55-2 117-5 172-3 58-10 116-21 172-11-58-16-116-21-172-6-58-6-117-6-172 0-56 3-117 6-172 2-56 10-114 21-172z">
          <text:p/>
        </draw:path>
        <draw:path draw:style-name="gr3" draw:text-style-name="P3" draw:layer="layout" svg:width="9.913cm" svg:height="3.686cm" svg:x="7.776cm" svg:y="4.614cm" svg:viewBox="0 0 9914 3687" svg:d="M9886 3687c0 0-6 0-8-3l-9860-3632c-13-5-22-21-16-35 5-13 22-21 35-15l9859 3632c13 5 21 21 16 34-5 11-16 19-26 19z">
          <text:p/>
        </draw:path>
        <draw:path draw:style-name="gr3" draw:text-style-name="P3" draw:layer="layout" svg:width="9.91cm" svg:height="3.682cm" svg:x="7.776cm" svg:y="0.985cm" svg:viewBox="0 0 9911 3683" svg:d="M26 3683c-10 0-21-5-24-18-5-13 3-29 16-34l9857-3629c13-5 29 0 34 16 6 16 0 29-15 34l-9857 3629c-6 2-8 2-11 2z">
          <text:p/>
        </draw:path>
        <draw:path draw:style-name="gr4" draw:text-style-name="P4" draw:layer="layout" svg:width="0.279cm" svg:height="0.28cm" svg:x="17.532cm" svg:y="0.87cm" svg:viewBox="0 0 280 281" svg:d="M280 141c0 24-6 48-18 70-13 21-31 39-52 51-22 12-46 19-70 19-25 0-49-7-70-19s-39-30-51-51c-13-22-19-46-19-70 0-25 6-49 19-70 12-22 30-40 51-52s46-19 70-19c25 0 48 7 70 19 21 12 39 30 52 52 12 21 18 45 18 70z">
          <text:p/>
        </draw:path>
        <draw:path draw:style-name="gr4" draw:text-style-name="P4" draw:layer="layout" svg:width="0.28cm" svg:height="0.28cm" svg:x="17.521cm" svg:y="8.134cm" svg:viewBox="0 0 281 281" svg:d="M281 140c0 25-7 48-19 70-12 21-30 40-51 52-22 12-46 19-70 19-25 0-49-7-70-19-22-12-40-31-52-52-13-22-19-45-19-70 0-24 7-48 19-70 13-21 30-39 52-51 21-12 45-19 70-19 24 0 48 7 70 19 21 12 39 30 51 51 12 22 19 46 19 70z">
          <text:p/>
        </draw:path>
        <draw:path draw:style-name="gr3" draw:text-style-name="P3" draw:layer="layout" svg:width="0.698cm" svg:height="6.691cm" svg:x="17.762cm" svg:y="1.302cm" svg:viewBox="0 0 699 6692" svg:d="M0 6692h58c426-1072 641-2198 641-3351s-215-2273-638-3341h-58c426 1068 643 2190 643 3341s-217 2279-646 3351z">
          <text:p/>
        </draw:path>
        <draw:path draw:style-name="gr1" draw:text-style-name="P1" draw:layer="layout" svg:width="3.521cm" svg:height="0.713cm" svg:x="16.558cm" svg:y="4.315cm" svg:viewBox="0 0 3522 714" svg:d="M3413 714h-3301c-61 0-112-50-112-111v-492c0-61 51-111 112-111h3299c61 0 111 50 111 111v492c0 64-48 111-109 111z">
          <text:p/>
        </draw:path>
        <draw:polygon draw:style-name="gr4" draw:text-style-name="P4" draw:layer="layout" svg:width="0.129cm" svg:height="0.044cm" svg:x="16.823cm" svg:y="4.645cm" svg:viewBox="0 0 130 45" draw:points="0,0 130,0 130,45 0,45">
          <text:p/>
        </draw:polygon>
        <draw:path draw:style-name="gr4" draw:text-style-name="P4" draw:layer="layout" svg:width="0.226cm" svg:height="0.385cm" svg:x="17.003cm" svg:y="4.455cm" svg:viewBox="0 0 227 386" svg:d="M85 336c31 0 52-5 66-18 14-14 21-30 21-51 0-22 0-23-8-34s-13-16-21-21-19-11-32-11c-13-2-24-2-37-2h-13v-40h18c8 0 19 0 27-3 10-2 18-5 26-10 8-6 13-11 19-19 5-8 8-18 8-29s0-18-6-26c0-8-8-14-13-19s-13-9-21-11c-8-3-16-2-24-2-16 0-32 2-42 8-11 5-21 10-29 16l-19-37c5-3 11-5 16-8s13-5 21-8 16-5 27-8 18-3 29-3c18 0 37 3 50 8s26 11 34 21c8 8 16 19 22 32 5 11 8 24 8 37s-6 34-16 48c-11 13-24 23-40 31 11 3 18 8 26 14 8 5 16 13 24 21 6 8 11 18 16 29 5 10 5 20 5 34 0 13-1 31-8 45-8 13-13 27-26 35-11 10-26 18-42 23-19 6-37 8-61 8s-18 0-29-2c-11-3-19-4-27-6-8-3-16-5-21-5-5-2-10-2-13-5l10-42c6 2 16 5 30 10 13 5 23 0 45 0z">
          <text:p/>
        </draw:path>
        <draw:path draw:style-name="gr4" draw:text-style-name="P4" draw:layer="layout" svg:width="0.243cm" svg:height="0.38cm" svg:x="17.291cm" svg:y="4.455cm" svg:viewBox="0 0 244 381" svg:d="M0 191c0-61 11-110 32-141 21-32 53-50 90-50s69 15 90 50c21 34 32 80 32 141 0 60-11 108-32 140s-53 50-90 50-69-16-90-50c-21-35-32-80-32-140zM193 191c0-22 0-41 0-59 0-19-5-34-10-47s-13-24-21-32-22-11-35-11-24 3-34 11c-8 8-16 19-21 32-6 13-11 29-11 47 0 19 0 37 0 59 0 21 0 39 0 58 0 18 5 33 11 47 6 13 13 24 21 32s21 11 34 11 24-3 35-11c8-8 16-19 21-32 5-14 10-29 10-47 0-19 0-40 0-58z">
          <text:p/>
        </draw:path>
        <draw:path draw:style-name="gr4" draw:text-style-name="P4" draw:layer="layout" svg:width="0.147cm" svg:height="0.163cm" svg:x="17.58cm" svg:y="4.49cm" svg:viewBox="0 0 148 164" svg:d="M148 82c0 13 0 23-6 34 0 11-7 18-15 26s-16 14-24 16c-8 6-19 6-29 6-11 0-21-3-29-6-8-5-19-11-24-16-5-6-11-15-16-26 0-11-5-21-5-34 0-14 0-25 5-35 5-11 8-18 16-26s16-14 24-16c8-5 18-5 29-5 10 0 21 2 29 5 8 5 18 10 24 16 5 5 9 15 15 26 5 10 6 21 6 35zM119 82c0-19-7-33-14-43-8-11-18-16-34-16s-24 6-34 16c-8 11-14 24-14 43 0 18 6 31 14 42 8 10 18 16 34 16s23-6 34-16c10-11 14-24 14-42z">
          <text:p/>
        </draw:path>
        <draw:polygon draw:style-name="gr4" draw:text-style-name="P4" draw:layer="layout" svg:width="0.24cm" svg:height="0.237cm" svg:x="17.897cm" svg:y="4.548cm" svg:viewBox="0 0 241 238" draw:points="53,121 241,198 228,238 0,140 0,98 228,0 241,39">
          <text:p/>
        </draw:polygon>
        <draw:path draw:style-name="gr4" draw:text-style-name="P4" draw:layer="layout" svg:width="0.303cm" svg:height="0.481cm" svg:x="18.252cm" svg:y="4.46cm" svg:viewBox="0 0 304 482" svg:d="M39 482h-39c13-21 23-45 31-71l77-265c11-37 21-67 29-85 8-19 21-34 37-45 16-10 35-16 56-16s39 6 53 19c13 13 21 29 21 48 0 45-27 76-82 97 34 16 50 42 50 77 0 34-10 63-34 90-24 26-53 42-90 42s-18 0-29-2c-11-3-21-8-32-19-19 59-34 103-48 130zM92 331c11 21 29 29 51 29 21 0 47-16 63-47 16-32 24-61 24-85s-8-45-27-58c-10 2-18 2-23 2-11 0-16-2-16-10s5-11 13-11 18 3 29 8c16-8 29-24 42-45 11-21 16-43 16-61 0-19 0-23-10-29-6-8-17-10-27-10-11 0-22 5-32 13-11 8-18 21-23 40-6 19-16 50-32 97z">
          <text:p/>
        </draw:path>
        <draw:polygon draw:style-name="gr4" draw:text-style-name="P4" draw:layer="layout" svg:width="0.24cm" svg:height="0.237cm" svg:x="18.701cm" svg:y="4.548cm" svg:viewBox="0 0 241 238" draw:points="53,121 241,198 228,238 0,140 0,98 228,0 241,39">
          <text:p/>
        </draw:polygon>
        <draw:path draw:style-name="gr4" draw:text-style-name="P4" draw:layer="layout" svg:width="0.227cm" svg:height="0.385cm" svg:x="19.127cm" svg:y="4.455cm" svg:viewBox="0 0 228 386" svg:d="M85 336c32 0 53-5 66-18 13-14 21-30 21-51 0-22 0-23-8-34s-13-16-21-21-18-11-32-11c-13-2-23-2-37-2h-13v-40h19c8 0 18 0 26-3 11-2 19-5 27-10 8-6 13-11 18-19s8-18 8-29 0-18-5-26c0-8-8-14-13-19-6-5-14-9-22-11-8-3-15-2-23-2-16 0-32 2-43 8-10 5-21 10-29 16l-18-37c5-3 10-5 16-8s13-5 21-8 15-5 26-8 19-3 29-3c19 0 37 3 51 8 13 5 26 11 34 21 8 8 16 19 21 32 5 11 8 24 8 37s-6 34-16 48c-11 13-24 23-40 31 11 3 19 8 27 14 8 5 16 13 24 21 5 8 10 18 16 29 5 10 5 20 5 34 0 13 0 31-8 45-8 13-13 27-27 35-10 10-26 18-42 23-18 6-38 8-61 8-24 0-18 0-29-2-11-3-18-4-26-6-8-3-16-5-21-5-6-2-11-2-14-5l11-42c5 2 16 5 29 10s24 0 45 0z">
          <text:p/>
        </draw:path>
        <draw:path draw:style-name="gr4" draw:text-style-name="P4" draw:layer="layout" svg:width="0.242cm" svg:height="0.38cm" svg:x="19.416cm" svg:y="4.455cm" svg:viewBox="0 0 243 381" svg:d="M0 191c0-61 9-110 31-141 22-32 53-50 90-50s68 15 90 50c21 34 32 80 32 141 0 60-11 108-32 140-22 32-53 50-90 50s-68-16-90-50c-22-35-31-80-31-140zM193 191c0-22 0-41 0-59 0-19-6-34-11-47-6-13-13-24-21-32s-21-11-34-11-24 3-35 11c-8 8-16 19-21 32s-10 29-10 47c0 19 0 37 0 59 0 21 0 39 0 58 0 18 5 33 10 47 5 13 13 24 21 32s22 11 35 11 24-3 34-11c8-8 15-19 21-32 5-14 11-29 11-47 0-19 0-40 0-58z">
          <text:p/>
        </draw:path>
        <draw:path draw:style-name="gr4" draw:text-style-name="P4" draw:layer="layout" svg:width="0.147cm" svg:height="0.163cm" svg:x="19.704cm" svg:y="4.49cm" svg:viewBox="0 0 148 164" svg:d="M148 82c0 13 0 23-5 34 0 11-8 18-16 26s-16 14-24 16c-8 6-18 6-29 6-10 0-21-3-29-6-8-5-18-11-24-16-5-6-10-15-16-26 0-11-5-21-5-34 0-14 0-24 5-35 6-11 8-18 16-26s16-14 24-16c8-5 19-5 29-5 11 0 21 2 29 5 8 5 19 10 24 16s11 15 16 26c5 10 5 21 5 35zM119 82c0-19-5-33-13-43-8-11-18-16-34-16-15 0-24 6-35 16-8 11-13 24-13 43 0 18 5 31 13 42 8 10 20 16 35 16 16 0 23-6 34-16 8-11 13-24 13-42z">
          <text:p/>
        </draw:path>
        <draw:polygon draw:style-name="gr4" draw:text-style-name="P4" draw:layer="layout" svg:width="0.223cm" svg:height="0.117cm" svg:x="17.894cm" svg:y="4.761cm" svg:viewBox="0 0 224 118" draw:points="0,30 12,0 224,88 212,118">
          <text:p/>
        </draw:polygon>
        <draw:polygon draw:style-name="gr4" draw:text-style-name="P4" draw:layer="layout" svg:width="0.224cm" svg:height="0.116cm" svg:x="18.696cm" svg:y="4.758cm" svg:viewBox="0 0 225 117" draw:points="0,29 13,0 225,88 213,117">
          <text:p/>
        </draw:polygon>
        <draw:polygon draw:style-name="gr1" draw:text-style-name="P1" draw:layer="layout" svg:width="1.369cm" svg:height="0.814cm" svg:x="17.63cm" svg:y="8.158cm" svg:viewBox="0 0 1370 815" draw:points="103,331 103,373 1222,815 1370,439 257,0 222,29 148,16 90,24 53,56 10,140 0,222 18,262 53,286 106,307">
          <text:p/>
        </draw:polygon>
        <draw:path draw:style-name="gr2" draw:text-style-name="P2" draw:layer="layout" svg:width="1.432cm" svg:height="0.871cm" svg:x="17.602cm" svg:y="8.135cm" svg:viewBox="0 0 1433 872" svg:d="M311 4c-29-10-64 0-79 27l-45-19c0 0-29-10-64 0-42 14-77 53-100 117-27 63-29 116-11 153 16 32 42 43 50 45l43 16c-6 16-6 34 0 50 8 16 21 29 37 35l1121 444 170-423zM83 277c0 0-15-5-21-19-8-15-10-47 14-108 42-103 92-87 95-87l42 16-85 216zM1234 806l-1074-423c-8-3-10-11-8-16l119-302c0-5 8-8 14-8h5l1074 424z">
          <text:p/>
        </draw:path>
        <draw:polygon draw:style-name="gr1" draw:text-style-name="P1" draw:layer="layout" svg:width="1.369cm" svg:height="0.811cm" svg:x="17.63cm" svg:y="0.304cm" svg:viewBox="0 0 1370 812" draw:points="32,728 69,781 114,804 148,802 212,778 225,804 264,812 1370,379 1222,0 124,434 103,455 108,508 34,543 0,588 5,659">
          <text:p/>
        </draw:polygon>
        <draw:path draw:style-name="gr2" draw:text-style-name="P2" draw:layer="layout" svg:width="1.429cm" svg:height="0.872cm" svg:x="17.605cm" svg:y="0.27cm" svg:viewBox="0 0 1430 873" svg:d="M1263 0l-1122 444c-34 14-50 53-37 85l-42 16c-8 2-34 13-50 45-19 37-16 90 10 153 43 103 101 122 135 122 35 0 29-5 29-5l45-19c8 11 19 21 29 27 8 0 19 5 27 5s16 0 24-5l1119-442zM165 812c0 0-53 19-95-87-24-61-19-93-13-109 8-16 18-18 18-18l45-19 85 217zM289 820c-5 0-7 0-10 0s-5 0-8-8l-119-302c0-7 0-13 8-15l1074-424 130 328z">
          <text:p/>
        </draw:path>
        <draw:polygon draw:style-name="gr3" draw:text-style-name="P3" draw:layer="layout" svg:width="0.277cm" svg:height="0.388cm" svg:x="17.733cm" svg:y="1.161cm" svg:viewBox="0 0 278 389" draw:points="3,0 278,278 90,215 0,389">
          <text:p/>
        </draw:polygon>
        <draw:polygon draw:style-name="gr3" draw:text-style-name="P3" draw:layer="layout" svg:width="0.266cm" svg:height="0.375cm" svg:x="17.725cm" svg:y="7.756cm" svg:viewBox="0 0 267 376" draw:points="0,376 267,108 85,18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19cm" fo:page-height="9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6T14:47:35.281000000</dc:date>
    <dc:creator>Cezary Dołęga</dc:creator>
    <meta:editing-duration>PT47S</meta:editing-duration>
    <meta:editing-cycles>1</meta:editing-cycles>
    <meta:document-statistic meta:object-count="40"/>
    <meta:generator>LibreOffice/24.8.4.2$Windows_X86_64 LibreOffice_project/bb3cfa12c7b1bf994ecc5649a80400d06cd71002</meta:generator>
  </office:meta>
</office:document-meta>
</file>